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b847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1cm" svg:stroke-color="#ff0000" draw:marker-start-width="0.275cm" draw:marker-end-width="0.27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4c4c4c" draw:marker-start-width="0.275cm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ff0000" draw:textarea-horizontal-align="justify" draw:textarea-vertical-align="middle" draw:auto-grow-height="false" fo:min-height="0.226cm" fo:min-width="0cm" fo:padding-top="0.137cm" fo:padding-bottom="0.137cm" fo:padding-left="0.262cm" fo:padding-right="0.262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33cc66" draw:textarea-horizontal-align="justify" draw:textarea-vertical-align="middle" draw:auto-grow-height="false" fo:min-height="0.226cm" fo:min-width="0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min-height="0.226cm" fo:min-width="0cm" fo:padding-top="0.137cm" fo:padding-bottom="0.137cm" fo:padding-left="0.262cm" fo:padding-right="0.262cm" draw:shadow="hidden"/>
    </style:style>
    <style:style style:name="gr8" style:family="graphic" style:parent-style-name="standard">
      <style:graphic-properties svg:stroke-width="0.03cm" svg:stroke-color="#000000" draw:marker-start-width="0.245cm" draw:marker-end-width="0.245cm" draw:fill="solid" draw:fill-color="#ffff99" draw:textarea-horizontal-align="justify" draw:textarea-vertical-align="middle" draw:auto-grow-height="false" fo:min-height="0.22cm" fo:min-width="0.97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25cm" fo:min-width="1.5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22cm" fo:min-width="1.47cm" fo:padding-top="0.14cm" fo:padding-bottom="0.14cm" fo:padding-left="0.265cm" fo:padding-right="0.265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729fc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950e" draw:marker-start-width="0.35cm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35cm" draw:marker-end-width="0.3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ae00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9966cc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ff3333" draw:textarea-horizontal-align="justify" draw:textarea-vertical-align="middle" draw:auto-grow-height="false" fo:min-height="4.7cm" fo:min-width="4.45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666666" draw:marker-start-width="0.275cm" draw:marker-end-width="0.275cm" draw:fill="solid" draw:fill-color="#b3b3b3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666666" draw:fill="solid" draw:fill-color="#666666" draw:textarea-horizontal-align="justify" draw:textarea-vertical-align="middle" draw:auto-grow-height="false" fo:min-height="2.998cm" fo:min-width="2.248cm" fo:padding-top="0.15cm" fo:padding-bottom="0.15cm" fo:padding-left="0.275cm" fo:padding-right="0.275cm"/>
    </style:style>
    <style:style style:name="gr21" style:family="graphic" style:parent-style-name="standard">
      <style:graphic-properties svg:stroke-width="0.1cm" svg:stroke-color="#000000" draw:marker-start-width="0.275cm" draw:marker-end-width="0.27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ff00" draw:marker-start-width="0.275cm" draw:marker-end-width="0.27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8000" draw:marker-start-width="0.275cm" draw:marker-end-width="0.275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5cm" draw:fill-color="#000080" draw:textarea-horizontal-align="justify" draw:textarea-vertical-align="middle" draw:auto-grow-height="false" fo:min-height="2.7cm" fo:min-width="2.35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ff" draw:fill="solid" draw:fill-color="#0099ff" draw:textarea-horizontal-align="justify" draw:textarea-vertical-align="middle" draw:auto-grow-height="false" fo:min-height="1.05cm" fo:min-width="1.25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1cm" svg:stroke-color="#000000" draw:fill="solid" draw:fill-color="#cccccc" draw:textarea-horizontal-align="justify" draw:textarea-vertical-align="middle" draw:auto-grow-height="false" fo:min-height="0.705cm" fo:min-width="1.778cm" fo:padding-top="0.13cm" fo:padding-bottom="0.13cm" fo:padding-left="0.255cm" fo:padding-right="0.255cm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61cm" fo:min-width="0cm"/>
    </style:style>
    <style:style style:name="gr28" style:family="graphic" style:parent-style-name="standard">
      <style:graphic-properties draw:stroke="solid" svg:stroke-width="0cm" svg:stroke-color="#000000" draw:marker-start-width="0.125cm" draw:marker-end-width="0.125cm" draw:fill="solid" draw:fill-color="#999999" draw:textarea-horizontal-align="justify" draw:textarea-vertical-align="middle" draw:auto-grow-height="false" fo:min-height="0cm" fo:min-width="0.231cm" fo:padding-top="0.125cm" fo:padding-bottom="0.125cm" fo:padding-left="0.25cm" fo:padding-right="0.25cm"/>
    </style:style>
    <style:style style:name="gr29" style:family="graphic" style:parent-style-name="standard">
      <style:graphic-properties svg:stroke-width="0.1cm" svg:stroke-color="#999999" draw:marker-start-width="0.275cm" draw:marker-end-width="0.27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01cm" svg:stroke-color="#000000" draw:marker-start-width="0.215cm" draw:marker-end-width="0.215cm" draw:fill="solid" draw:fill-color="#b3b300" draw:textarea-horizontal-align="justify" draw:textarea-vertical-align="middle" draw:auto-grow-height="false" fo:min-height="0.583cm" fo:min-width="0cm" fo:padding-top="0.13cm" fo:padding-bottom="0.13cm" fo:padding-left="0.255cm" fo:padding-right="0.255cm"/>
    </style:style>
    <style:style style:name="gr3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="solid" draw:fill-color="#9966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width="0cm" svg:stroke-color="#000000" draw:marker-start-width="0.125cm" draw:marker-end-width="0.125cm" draw:fill="solid" draw:fill-color="#999999" draw:textarea-horizontal-align="justify" draw:textarea-vertical-align="middle" draw:auto-grow-height="false" fo:min-height="1.4cm" fo:min-width="0cm" fo:padding-top="0.125cm" fo:padding-bottom="0.125cm" fo:padding-left="0.25cm" fo:padding-right="0.25cm"/>
    </style:style>
    <style:style style:name="gr35" style:family="graphic" style:parent-style-name="standard">
      <style:graphic-properties svg:stroke-width="0cm" svg:stroke-color="#000000" draw:marker-start-width="0.125cm" draw:marker-end-width="0.125cm" draw:fill="solid" draw:fill-color="#999999" draw:textarea-horizontal-align="justify" draw:textarea-vertical-align="middle" draw:auto-grow-height="false" fo:min-height="1.45cm" fo:min-width="0cm" fo:padding-top="0.125cm" fo:padding-bottom="0.125cm" fo:padding-left="0.25cm" fo:padding-right="0.25cm"/>
    </style:style>
    <style:style style:name="gr36" style:family="graphic" style:parent-style-name="standard">
      <style:graphic-properties svg:stroke-width="0.1cm" svg:stroke-color="#ff950e" draw:marker-start-width="0.275cm" draw:marker-end-width="0.275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556cm" fo:min-width="5.158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556cm" fo:min-width="2.898cm" fo:padding-top="0cm" fo:padding-bottom="0cm" fo:padding-left="0cm" fo:padding-right="0cm"/>
    </style:style>
    <style:style style:name="gr3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416cm" fo:min-width="0.971cm" fo:padding-top="0cm" fo:padding-bottom="0cm" fo:padding-left="0cm" fo:padding-right="0cm"/>
    </style:style>
    <style:style style:name="gr40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1.7cm" fo:min-width="0.9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0.475cm" fo:min-width="0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cm" svg:stroke-color="#000000" draw:marker-start-width="0.2cm" draw:marker-end-width="0.2cm" draw:fill="solid" draw:fill-color="#000000" draw:fill-image-width="0cm" draw:fill-image-height="0cm" draw:textarea-horizontal-align="justify" draw:textarea-vertical-align="middle" draw:auto-grow-height="false" fo:min-height="1.049cm" fo:min-width="0.862cm" fo:padding-top="0.125cm" fo:padding-bottom="0.125cm" fo:padding-left="0.25cm" fo:padding-right="0.25cm" draw:shadow="hidden"/>
    </style:style>
    <style:style style:name="gr43" style:family="graphic" style:parent-style-name="standard">
      <style:graphic-properties svg:stroke-color="#999999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3cm" fo:min-width="1.894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331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949cm" fo:min-width="3.605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65cm"/>
    </style:style>
    <style:style style:name="gr48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000000" draw:fill="solid" draw:fill-color="#2300dc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416cm" fo:min-width="1.01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pt" style:font-size-asian="5pt" style:font-size-complex="5pt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Symbol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8.566cm" svg:y1="11.33cm" svg:x2="18.566cm" svg:y2="12.429cm">
          <text:p/>
        </draw:line>
        <draw:custom-shape draw:style-name="gr2" draw:text-style-name="P2" draw:layer="layout" svg:width="0.594cm" svg:height="0.343cm" svg:x="18.269cm" svg:y="11.736cm">
          <text:p text:style-name="P2"><text:span text:style-name="T1">1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2.858cm" svg:x1="12.087cm" svg:y1="6.435cm" svg:x2="19.073cm" svg:y2="10.434cm" svg:d="M12087 6435h6351v3999h635" svg:viewBox="0 0 6987 4000">
          <text:p/>
        </draw:connector>
        <draw:connector draw:style-name="gr4" draw:text-style-name="P1" draw:layer="layout" svg:x1="8.94cm" svg:y1="8.091cm" svg:x2="10cm" svg:y2="7.75cm" draw:start-shape="id1" draw:start-glue-point="0" draw:end-shape="id2" draw:end-glue-point="3" svg:d="M8940 8091v-341h1060" svg:viewBox="0 0 1061 342">
          <text:p/>
        </draw:connector>
        <draw:connector draw:style-name="gr4" draw:text-style-name="P1" draw:layer="layout" svg:x1="8.94cm" svg:y1="8.934cm" svg:x2="10cm" svg:y2="9.25cm" draw:start-shape="id1" draw:start-glue-point="2" draw:end-shape="id3" draw:end-glue-point="3" svg:d="M8940 8934v316h1060" svg:viewBox="0 0 1061 317">
          <text:p/>
        </draw:connector>
        <draw:g>
          <draw:custom-shape draw:style-name="gr5" draw:text-style-name="P3" draw:layer="layout" svg:width="0.5cm" svg:height="0.5cm" svg:x="11.5cm" svg:y="7.5cm">
            <text:p text:style-name="P1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cm" svg:height="0.5cm" svg:x="12cm" svg:y="7.5cm">
            <text:p text:style-name="P1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8cm">
            <text:p text:style-name="P1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cm" svg:height="0.5cm" svg:x="12cm" svg:y="8cm">
            <text:p text:style-name="P1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8.5cm">
            <text:p text:style-name="P1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cm" svg:height="0.5cm" svg:x="12cm" svg:y="8.5cm">
            <text:p text:style-name="P1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9cm">
            <text:p text:style-name="P1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9cm">
            <text:p text:style-name="P1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cm" svg:height="0.5cm" svg:x="11.5cm" svg:y="9.5cm">
            <text:p text:style-name="P1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9.5cm">
            <text:p text:style-name="P1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10cm">
            <text:p text:style-name="P1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10cm">
            <text:p text:style-name="P1"><text:span text:style-name="T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10.5cm">
            <text:p text:style-name="P1"><text:span text:style-name="T2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cm" svg:height="0.5cm" svg:x="12cm" svg:y="10.5cm">
            <text:p text:style-name="P1"><text:span text:style-name="T2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11cm">
            <text:p text:style-name="P1"><text:span text:style-name="T2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11cm">
            <text:p text:style-name="P1"><text:span text:style-name="T2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cm" svg:height="0.5cm" svg:x="11.5cm" svg:y="11.5cm">
            <text:p text:style-name="P1"><text:span text:style-name="T2">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11.5cm">
            <text:p text:style-name="P1"><text:span text:style-name="T2">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12cm">
            <text:p text:style-name="P1"><text:span text:style-name="T2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12.5cm">
            <text:p text:style-name="P1"><text:span text:style-name="T2">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1.5cm" svg:y="13cm">
            <text:p text:style-name="P1"><text:span text:style-name="T2">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cm" svg:height="0.5cm" svg:x="12cm" svg:y="12cm">
            <text:p text:style-name="P1"><text:span text:style-name="T2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12.5cm">
            <text:p text:style-name="P1"><text:span text:style-name="T2">2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13cm">
            <text:p text:style-name="P1"><text:span text:style-name="T2">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cm" svg:height="0.5cm" svg:x="11.5cm" svg:y="13.5cm">
            <text:p text:style-name="P1"><text:span text:style-name="T2">2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cm" svg:height="0.5cm" svg:x="12cm" svg:y="13.5cm">
            <text:p text:style-name="P1"><text:span text:style-name="T2">2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5" draw:layer="layout" svg:width="1.5cm" svg:height="0.5cm" svg:x="12.5cm" svg:y="7.5cm">
          <text:p text:style-name="P4"><text:span text:style-name="T2">5V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1.5cm" svg:height="0.5cm" svg:x="12.5cm" svg:y="8cm">
          <text:p text:style-name="P4"><text:span text:style-name="T2">5V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0" draw:id="id20" draw:layer="layout" svg:width="1.5cm" svg:height="0.5cm" svg:x="12.5cm" svg:y="8.5cm">
          <text:p text:style-name="P4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2" draw:id="id22" draw:layer="layout" svg:width="1.5cm" svg:height="0.5cm" svg:x="12.5cm" svg:y="9cm">
          <text:p text:style-name="P4"><text:span text:style-name="T2">GPIO1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1.5cm" svg:height="0.5cm" svg:x="10cm" svg:y="7.5cm">
          <text:p text:style-name="P4"><text:span text:style-name="T2">3.3V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8cm">
          <text:p text:style-name="P4"><text:span text:style-name="T2">GPIO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8.5cm">
          <text:p text:style-name="P4"><text:span text:style-name="T2">GPIO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1.5cm" svg:height="0.5cm" svg:x="10cm" svg:y="9cm">
          <text:p text:style-name="P4"><text:span text:style-name="T2">GPIO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4" draw:id="id24" draw:layer="layout" svg:width="1.5cm" svg:height="0.5cm" svg:x="12.5cm" svg:y="9.5cm">
          <text:p text:style-name="P4"><text:span text:style-name="T2">GPIO15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6" draw:id="id26" draw:layer="layout" svg:width="1.5cm" svg:height="0.5cm" svg:x="12.5cm" svg:y="10cm">
          <text:p text:style-name="P4"><text:span text:style-name="T2">GPIO18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7" draw:id="id27" draw:layer="layout" svg:width="1.5cm" svg:height="0.5cm" svg:x="12.5cm" svg:y="10.5cm">
          <text:p text:style-name="P4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0" draw:id="id30" draw:layer="layout" svg:width="1.5cm" svg:height="0.5cm" svg:x="10cm" svg:y="9.5cm">
          <text:p text:style-name="P4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10cm">
          <text:p text:style-name="P4"><text:span text:style-name="T2">GPIO17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10.5cm">
          <text:p text:style-name="P4"><text:span text:style-name="T2">GPIO27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11cm">
          <text:p text:style-name="P4"><text:span text:style-name="T2">GPIO2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1.5cm" svg:height="0.5cm" svg:x="10cm" svg:y="11.5cm">
          <text:p text:style-name="P4"><text:span text:style-name="T2">3.3V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2" draw:id="id12" draw:layer="layout" svg:width="1.5cm" svg:height="0.5cm" svg:x="12.5cm" svg:y="11cm">
          <text:p text:style-name="P4"><text:span text:style-name="T2">GPIO2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1.5cm" svg:height="0.5cm" svg:x="12.5cm" svg:y="11.5cm">
          <text:p text:style-name="P4"><text:span text:style-name="T2">GPIO2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1.5cm" svg:height="0.5cm" svg:x="12.5cm" svg:y="12cm">
          <text:p text:style-name="P4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13.5cm">
          <text:p text:style-name="P4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5" draw:id="id15" draw:layer="layout" svg:width="1.5cm" svg:height="0.5cm" svg:x="10cm" svg:y="12cm">
          <text:p text:style-name="P4"><text:span text:style-name="T2">GPIO10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0cm" svg:y="12.5cm">
          <text:p text:style-name="P4"><text:span text:style-name="T2">GPIO9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7" draw:id="id17" draw:layer="layout" svg:width="1.5cm" svg:height="0.5cm" svg:x="10cm" svg:y="13cm">
          <text:p text:style-name="P4"><text:span text:style-name="T2">GPIO1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2.5cm" svg:y="12.5cm">
          <text:p text:style-name="P4"><text:span text:style-name="T2">GPIO25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1" draw:id="id11" draw:layer="layout" svg:width="1.5cm" svg:height="0.5cm" svg:x="12.5cm" svg:y="13cm">
          <text:p text:style-name="P4"><text:span text:style-name="T2">GPIO8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cm" svg:x="12.5cm" svg:y="13.5cm">
          <text:p text:style-name="P4"><text:span text:style-name="T2">GPIO7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2cm" svg:height="0.5cm" svg:x="17cm" svg:y="15cm">
          <text:p text:style-name="P1"><text:span text:style-name="T2">RS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" draw:id="id10" draw:layer="layout" svg:width="2cm" svg:height="0.5cm" svg:x="17cm" svg:y="15.5cm">
          <text:p text:style-name="P1"><text:span text:style-name="T2">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" draw:id="id13" draw:layer="layout" svg:width="2cm" svg:height="0.5cm" svg:x="17cm" svg:y="16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" draw:id="id14" draw:layer="layout" svg:width="2cm" svg:height="0.5cm" svg:x="17cm" svg:y="16.5cm">
          <text:p text:style-name="P1"><text:span text:style-name="T2">DI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" draw:id="id16" draw:layer="layout" svg:width="2cm" svg:height="0.5cm" svg:x="17cm" svg:y="17cm">
          <text:p text:style-name="P1"><text:span text:style-name="T2">CL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2cm" svg:height="0.5cm" svg:x="17cm" svg:y="17.5cm">
          <text:p text:style-name="P1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cm" svg:height="0.5cm" svg:x="17cm" svg:y="18cm">
          <text:p text:style-name="P1"><text:span text:style-name="T2">L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2cm" svg:height="0.5cm" svg:x="17cm" svg:y="18.5cm">
          <text:p text:style-name="P1"><text:span text:style-name="T2">GND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-0.871cm" svg:x1="14cm" svg:y1="12.25cm" svg:x2="17cm" svg:y2="18.75cm" draw:start-shape="id4" draw:start-glue-point="1" draw:end-shape="id5" draw:end-glue-point="3" svg:d="M14000 12250h629v6500h2371" svg:viewBox="0 0 3001 6501">
          <text:p/>
        </draw:connector>
        <draw:connector draw:style-name="gr12" draw:text-style-name="P1" draw:layer="layout" draw:line-skew="-0.853cm" svg:x1="10cm" svg:y1="11.75cm" svg:x2="17cm" svg:y2="17.75cm" draw:start-shape="id6" draw:start-glue-point="3" draw:end-shape="id7" draw:end-glue-point="3" svg:d="M10000 11750h-1368v6000h8368" svg:viewBox="0 0 8369 6001">
          <text:p/>
        </draw:connector>
        <draw:connector draw:style-name="gr13" draw:text-style-name="P1" draw:layer="layout" draw:line-skew="0.901cm" svg:x1="14cm" svg:y1="11.75cm" svg:x2="17cm" svg:y2="15.25cm" draw:start-shape="id8" draw:start-glue-point="1" draw:end-shape="id9" draw:end-glue-point="3" svg:d="M14000 11750h2401v3500h599" svg:viewBox="0 0 3001 3501">
          <text:p/>
        </draw:connector>
        <draw:connector draw:style-name="gr14" draw:text-style-name="P1" draw:layer="layout" draw:line-skew="0.308cm" svg:x1="17cm" svg:y1="15.75cm" svg:x2="14cm" svg:y2="13.25cm" draw:start-shape="id10" draw:start-glue-point="3" draw:end-shape="id11" draw:end-glue-point="1" svg:d="M17000 15750h-1192v-2500h-1808" svg:viewBox="0 0 3001 2501">
          <text:p/>
        </draw:connector>
        <draw:connector draw:style-name="gr15" draw:text-style-name="P1" draw:layer="layout" draw:line-skew="-0.196cm" svg:x1="14cm" svg:y1="11.25cm" svg:x2="17cm" svg:y2="16.25cm" draw:start-shape="id12" draw:start-glue-point="1" draw:end-shape="id13" draw:end-glue-point="3" svg:d="M14000 11250h1304v5000h1696" svg:viewBox="0 0 3001 5001">
          <text:p/>
        </draw:connector>
        <draw:connector draw:style-name="gr16" draw:text-style-name="P1" draw:layer="layout" draw:line-skew="-0.423cm" svg:x1="17cm" svg:y1="16.75cm" svg:x2="10cm" svg:y2="12.25cm" draw:start-shape="id14" draw:start-glue-point="3" draw:end-shape="id15" draw:end-glue-point="3" svg:d="M17000 16750h-7938v-4500h938" svg:viewBox="0 0 7939 4501">
          <text:p/>
        </draw:connector>
        <draw:connector draw:style-name="gr17" draw:text-style-name="P1" draw:layer="layout" svg:x1="17cm" svg:y1="17.25cm" svg:x2="10cm" svg:y2="13.25cm" draw:start-shape="id16" draw:start-glue-point="3" draw:end-shape="id17" draw:end-glue-point="3" svg:d="M17000 17250h-7515v-4000h515" svg:viewBox="0 0 7516 4001">
          <text:p/>
        </draw:connector>
        <draw:g>
          <draw:custom-shape draw:style-name="gr18" draw:text-style-name="P1" draw:layer="layout" svg:width="5cm" svg:height="5cm" svg:x="19cm" svg:y="14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4cm" svg:height="4cm" svg:x="19.5cm" svg:y="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3.1cm" svg:height="3.6cm" svg:x="19.7cm" svg:y="1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3" xml:id="id19" draw:id="id19" draw:layer="layout" svg:width="2cm" svg:height="0.5cm" svg:x="17cm" svg:y="6.75cm">
          <text:p text:style-name="P1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1" draw:id="id21" draw:layer="layout" svg:width="2cm" svg:height="0.5cm" svg:x="17cm" svg:y="7.25cm">
          <text:p text:style-name="P1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3" draw:id="id23" draw:layer="layout" svg:width="2cm" svg:height="0.5cm" svg:x="17cm" svg:y="7.75cm">
          <text:p text:style-name="P1"><text:span text:style-name="T2">IN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5" draw:id="id25" draw:layer="layout" svg:width="2cm" svg:height="0.5cm" svg:x="17cm" svg:y="8.25cm">
          <text:p text:style-name="P1"><text:span text:style-name="T2">IN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789cm" svg:x1="14cm" svg:y1="8.25cm" svg:x2="17cm" svg:y2="7cm" draw:start-shape="id18" draw:start-glue-point="1" draw:end-shape="id19" draw:end-glue-point="3" svg:d="M14000 8250h711v-1250h2289" svg:viewBox="0 0 3001 1251">
          <text:p/>
        </draw:connector>
        <draw:connector draw:style-name="gr21" draw:text-style-name="P1" draw:layer="layout" draw:line-skew="-0.225cm" svg:x1="14cm" svg:y1="8.75cm" svg:x2="17cm" svg:y2="7.5cm" draw:start-shape="id20" draw:start-glue-point="1" draw:end-shape="id21" draw:end-glue-point="3" svg:d="M14000 8750h1275v-1250h1725" svg:viewBox="0 0 3001 1251">
          <text:p/>
        </draw:connector>
        <draw:connector draw:style-name="gr22" draw:text-style-name="P1" draw:layer="layout" draw:line-skew="0.289cm" svg:x1="14cm" svg:y1="9.25cm" svg:x2="17cm" svg:y2="8cm" draw:start-shape="id22" draw:start-glue-point="1" draw:end-shape="id23" draw:end-glue-point="3" svg:d="M14000 9250h1789v-1250h1211" svg:viewBox="0 0 3001 1251">
          <text:p/>
        </draw:connector>
        <draw:connector draw:style-name="gr23" draw:text-style-name="P1" draw:layer="layout" draw:line-skew="0.865cm" svg:x1="14cm" svg:y1="9.75cm" svg:x2="17cm" svg:y2="8.5cm" draw:start-shape="id24" draw:start-glue-point="1" draw:end-shape="id25" draw:end-glue-point="3" svg:d="M14000 9750h2365v-1250h635" svg:viewBox="0 0 3001 1251">
          <text:p/>
        </draw:connector>
        <draw:g>
          <draw:custom-shape draw:style-name="gr24" draw:text-style-name="P1" draw:layer="layout" svg:width="2.9cm" svg:height="3cm" svg:x="19cm" svg:y="6.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1.8cm" svg:height="1.35cm" svg:x="19.5cm" svg:y="6.3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1.8cm" svg:height="1.35cm" svg:x="19.5cm" svg:y="7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" draw:layer="layout" svg:width="2.288cm" svg:height="0.965cm" svg:x="22.348cm" svg:y="11.813cm">
            <text:p text:style-name="P1"><text:span text:style-name="T2">Push Button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cm" svg:height="0.711cm" svg:x="24.636cm" svg:y="11.9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1" xml:id="id34" draw:id="id34" draw:layer="layout" svg:width="0.731cm" svg:height="0.184cm" svg:x="21.617cm" svg:y="12.0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xml:id="id28" draw:id="id28" draw:layer="layout" svg:width="0.731cm" svg:height="0.184cm" svg:x="21.617cm" svg:y="12.337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line-skew="0.993cm" svg:x1="14cm" svg:y1="10.25cm" svg:x2="19.073cm" svg:y2="11.33cm" draw:start-shape="id26" draw:start-glue-point="1" svg:d="M14000 10250h3787v1080h1286" svg:viewBox="0 0 5074 1081">
          <text:p/>
        </draw:connector>
        <draw:connector draw:style-name="gr21" draw:text-style-name="P1" draw:layer="layout" draw:line-skew="-0.815cm" svg:x1="14cm" svg:y1="10.75cm" svg:x2="21.617cm" svg:y2="12.429cm" draw:start-shape="id27" draw:start-glue-point="1" draw:end-shape="id28" draw:end-glue-point="3" svg:d="M14000 10750h3000v1679h4617" svg:viewBox="0 0 7618 1680">
          <text:p/>
        </draw:connector>
        <draw:g>
          <draw:custom-shape draw:style-name="gr30" draw:text-style-name="P1" xml:id="id1" draw:id="id1" draw:layer="layout" svg:width="0.184cm" svg:height="0.843cm" svg:x="8.848cm" svg:y="8.09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184cm" svg:height="0.066cm" svg:x="8.848cm" svg:y="8.16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184cm" svg:height="0.066cm" svg:x="8.848cm" svg:y="8.26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184cm" svg:height="0.066cm" svg:x="8.848cm" svg:y="8.368cm">
            <text:p/>
            <draw:enhanced-geometry svg:viewBox="0 0 21600 21600" draw:type="rectangle" draw:enhanced-path="M 0 0 L 21600 0 21600 21600 0 21600 0 0 Z N"/>
          </draw:custom-shape>
        </draw:g>
        <draw:custom-shape draw:style-name="gr34" draw:text-style-name="P1" xml:id="id29" draw:id="id29" draw:layer="layout" svg:width="0.172cm" svg:height="1.7cm" svg:x="6.788cm" svg:y="5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31" draw:id="id31" draw:layer="layout" svg:width="0.172cm" svg:height="1.7cm" svg:x="7.147cm" svg:y="5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32" draw:id="id32" draw:layer="layout" svg:width="0.172cm" svg:height="1.7cm" svg:x="7.506cm" svg:y="5.3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6.874cm" svg:y1="7cm" svg:x2="10cm" svg:y2="9.75cm" draw:start-shape="id29" draw:start-glue-point="2" draw:end-shape="id30" draw:end-glue-point="3" svg:d="M6874 7000v2750h3126" svg:viewBox="0 0 3127 2751">
          <text:p/>
        </draw:connector>
        <draw:connector draw:style-name="gr36" draw:text-style-name="P1" draw:layer="layout" svg:x1="7.233cm" svg:y1="7cm" svg:x2="10cm" svg:y2="9.25cm" draw:start-shape="id31" draw:start-glue-point="2" draw:end-shape="id3" draw:end-glue-point="3" svg:d="M7233 7000v2250h2767" svg:viewBox="0 0 2768 2251">
          <text:p/>
        </draw:connector>
        <draw:connector draw:style-name="gr3" draw:text-style-name="P1" draw:layer="layout" svg:x1="7.592cm" svg:y1="7cm" svg:x2="10cm" svg:y2="7.75cm" draw:start-shape="id32" draw:start-glue-point="2" draw:end-shape="id2" draw:end-glue-point="3" svg:d="M7592 7000v750h2408" svg:viewBox="0 0 2409 751">
          <text:p/>
        </draw:connector>
        <draw:frame draw:style-name="gr37" draw:text-style-name="P6" draw:layer="layout" svg:width="5.158cm" svg:height="0.556cm" svg:x="18.975cm" svg:y="13.78cm">
          <draw:text-box>
            <text:p><text:span text:style-name="T3">LCD display PCD8544</text:span></text:p>
          </draw:text-box>
        </draw:frame>
        <draw:frame draw:style-name="gr38" draw:text-style-name="P6" draw:layer="layout" svg:width="2.898cm" svg:height="0.556cm" svg:x="19.06cm" svg:y="5.488cm">
          <draw:text-box>
            <text:p><text:span text:style-name="T3">Relay Board</text:span></text:p>
          </draw:text-box>
        </draw:frame>
        <draw:frame draw:style-name="gr39" draw:text-style-name="P7" draw:layer="layout" svg:width="0.971cm" svg:height="0.416cm" svg:x="7.689cm" svg:y="8.315cm">
          <draw:text-box>
            <text:p><text:span text:style-name="T2">4.7 k</text:span><text:span text:style-name="T4">W</text:span></text:p>
          </draw:text-box>
        </draw:frame>
        <draw:g>
          <draw:custom-shape draw:style-name="gr40" draw:text-style-name="P8" draw:layer="layout" svg:width="1.5cm" svg:height="2cm" svg:x="6.5cm" svg:y="3.3cm">
            <text:p text:style-name="P1"><text:span text:style-name="T5">DALLAS</text:span></text:p>
            <text:p text:style-name="P1"><text:span text:style-name="T5">DS18B20</text:span></text:p>
            <draw:enhanced-geometry svg:viewBox="0 0 21600 21600" draw:type="rectangle" draw:enhanced-path="M 0 0 L 21600 0 21600 21600 0 21600 0 0 Z N"/>
          </draw:custom-shape>
          <draw:frame draw:style-name="gr41" draw:text-style-name="P9" draw:layer="layout" svg:width="1.095cm" svg:height="0.475cm" svg:x="6.703cm" svg:y="4.744cm">
            <draw:text-box>
              <text:p><text:span text:style-name="T6">1 <text:s/>2 <text:s/>3</text:span></text:p>
            </draw:text-box>
          </draw:frame>
        </draw:g>
        <draw:g>
          <draw:g>
            <draw:path draw:style-name="gr42" draw:text-style-name="P1" draw:layer="layout" svg:width="1.925cm" svg:height="1.529cm" draw:transform="rotate (-3.14159265358979) translate (10.326cm 4.879cm)" svg:viewBox="0 0 1926 1530" svg:d="M1691 1530c148-161 235-373 235-612 0-521-417-918-963-918s-963 397-963 918c0 239 87 451 235 612z">
              <text:p/>
            </draw:path>
            <draw:g>
              <draw:g>
                <draw:custom-shape draw:style-name="gr43" draw:text-style-name="P1" draw:layer="layout" svg:width="0.183cm" svg:height="0.19cm" svg:x="8.804cm" svg:y="3.7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3" draw:text-style-name="P1" draw:layer="layout" svg:width="0.183cm" svg:height="0.19cm" svg:x="9.739cm" svg:y="3.7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3" draw:text-style-name="P1" draw:layer="layout" svg:width="0.183cm" svg:height="0.19cm" svg:x="9.272cm" svg:y="3.747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41" draw:text-style-name="P9" draw:layer="layout" svg:width="1.095cm" svg:height="0.475cm" svg:x="8.816cm" svg:y="4.006cm">
                <draw:text-box>
                  <text:p><text:span text:style-name="T6">1 <text:s/>2 <text:s/>3</text:span></text:p>
                </draw:text-box>
              </draw:frame>
            </draw:g>
          </draw:g>
          <draw:frame draw:style-name="gr44" draw:text-style-name="P3" draw:layer="layout" svg:width="1.894cm" svg:height="0.713cm" svg:x="8.416cm" svg:y="5.055cm">
            <draw:text-box>
              <text:p text:style-name="P1"><text:span text:style-name="T2">DS18B20</text:span></text:p>
              <text:p text:style-name="P1"><text:span text:style-name="T2">Bottom view</text:span></text:p>
            </draw:text-box>
          </draw:frame>
        </draw:g>
        <draw:frame draw:style-name="gr45" draw:text-style-name="P10" draw:layer="layout" svg:width="10.331cm" svg:height="1.575cm" svg:x="11.35cm" svg:y="2.995cm">
          <draw:text-box>
            <text:p><text:span text:style-name="T7">ProTherm – The Raspberry Pi</text:span></text:p>
            <text:p><text:span text:style-name="T7">as a programmable thermostat</text:span></text:p>
          </draw:text-box>
        </draw:frame>
        <draw:frame draw:style-name="gr46" draw:text-style-name="P11" draw:layer="controls" svg:width="3.605cm" svg:height="0.949cm" svg:x="10.219cm" svg:y="14.318cm">
          <draw:text-box>
            <text:p text:style-name="P1"><text:span text:style-name="T8">Pinout for models</text:span></text:p>
            <text:p text:style-name="P1"><text:span text:style-name="T8">B rev.2, B+, 2</text:span></text:p>
          </draw:text-box>
        </draw:frame>
        <draw:frame draw:style-name="gr47" draw:text-style-name="P12" draw:layer="layout" svg:width="7.165cm" svg:height="0.763cm" svg:x="6.752cm" svg:y="18.384cm">
          <draw:text-box>
            <text:p><text:span text:style-name="T9">CC-By-SA niccolo@rigacci.org</text:span></text:p>
          </draw:text-box>
        </draw:frame>
        <draw:g xml:id="id36" draw:id="id36">
          <draw:custom-shape draw:style-name="gr30" draw:text-style-name="P1" draw:layer="layout" svg:width="0.184cm" svg:height="0.843cm" draw:transform="rotate (1.5707963267949) translate (19.073cm 10.526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184cm" svg:height="0.066cm" draw:transform="rotate (1.5707963267949) translate (19.151cm 10.526cm)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0.184cm" svg:height="0.066cm" draw:transform="rotate (1.5707963267949) translate (19.251cm 10.526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184cm" svg:height="0.066cm" draw:transform="rotate (1.5707963267949) translate (19.35cm 10.526cm)">
            <text:p/>
            <draw:enhanced-geometry svg:viewBox="0 0 21600 21600" draw:type="rectangle" draw:enhanced-path="M 0 0 L 21600 0 21600 21600 0 21600 0 0 Z N"/>
          </draw:custom-shape>
        </draw:g>
        <draw:g xml:id="id35" draw:id="id35">
          <draw:custom-shape draw:style-name="gr30" draw:text-style-name="P1" draw:layer="layout" svg:width="0.184cm" svg:height="0.843cm" draw:transform="rotate (1.5707963267949) translate (19.073cm 11.422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184cm" svg:height="0.066cm" draw:transform="rotate (1.5707963267949) translate (19.151cm 11.422cm)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84cm" svg:height="0.066cm" draw:transform="rotate (1.5707963267949) translate (19.251cm 11.42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184cm" svg:height="0.066cm" draw:transform="rotate (1.5707963267949) translate (19.35cm 11.422cm)">
            <text:p/>
            <draw:enhanced-geometry svg:viewBox="0 0 21600 21600" draw:type="rectangle" draw:enhanced-path="M 0 0 L 21600 0 21600 21600 0 21600 0 0 Z N"/>
          </draw:custom-shape>
        </draw:g>
        <draw:connector draw:style-name="gr29" draw:text-style-name="P1" draw:layer="layout" svg:x1="20.42cm" svg:y1="10.882cm" svg:x2="21.617cm" svg:y2="12.161cm" draw:start-shape="id33" draw:start-glue-point="0" draw:end-shape="id34" draw:end-glue-point="3" svg:d="M20420 10882h623v1279h574" svg:viewBox="0 0 1198 1280">
          <text:p/>
        </draw:connector>
        <draw:connector draw:style-name="gr29" draw:text-style-name="P1" xml:id="id33" draw:id="id33" draw:layer="layout" svg:x1="19.916cm" svg:y1="11.33cm" svg:x2="19.916cm" svg:y2="10.434cm" draw:start-shape="id35" draw:start-glue-point="1" draw:end-shape="id36" draw:end-glue-point="1" svg:d="M19916 11330h504v-896h-504" svg:viewBox="0 0 505 897">
          <text:p/>
        </draw:connector>
        <draw:frame draw:style-name="gr39" draw:text-style-name="P7" draw:layer="layout" svg:width="0.971cm" svg:height="0.416cm" svg:x="19.073cm" svg:y="9.868cm">
          <draw:text-box>
            <text:p><text:span text:style-name="T2">39 k</text:span><text:span text:style-name="T4">W</text:span></text:p>
          </draw:text-box>
        </draw:frame>
        <draw:frame draw:style-name="gr39" draw:text-style-name="P7" draw:layer="layout" svg:width="0.971cm" svg:height="0.416cm" svg:x="19.073cm" svg:y="10.782cm">
          <draw:text-box>
            <text:p><text:span text:style-name="T2">6.8 k</text:span><text:span text:style-name="T4">W</text:span></text:p>
          </draw:text-box>
        </draw:frame>
        <draw:frame draw:style-name="gr52" draw:text-style-name="P7" draw:layer="layout" svg:width="1.014cm" svg:height="0.416cm" svg:x="19.009cm" svg:y="11.716cm">
          <draw:text-box>
            <text:p><text:span text:style-name="T2">100 nF</text:span></text:p>
          </draw:text-box>
        </draw:frame>
        <draw:connector draw:style-name="gr3" draw:text-style-name="P1" draw:layer="layout" svg:x1="12.087cm" svg:y1="6.436cm" svg:x2="10cm" svg:y2="7.75cm" draw:end-shape="id2" draw:end-glue-point="3" svg:d="M12087 6436h-2602v1314h515" svg:viewBox="0 0 2603 13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06:53:12.650160366</meta:creation-date>
    <dc:date>2015-12-30T20:28:58.053057904</dc:date>
    <meta:editing-duration>PT2H56M37S</meta:editing-duration>
    <meta:editing-cycles>16</meta:editing-cycles>
    <meta:generator>LibreOffice/4.3.3.2$Linux_X86_64 LibreOffice_project/430m0$Build-2</meta:generator>
    <meta:document-statistic meta:object-count="142"/>
  </office:meta>
</office:document-meta>
</file>